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enlo" svg:font-family="Menlo" style:font-family-generic="modern" style:font-pitch="fixed" svg:panose-1="2 11 6 9 3 8 4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Cambria" style:font-name-complex="Menlo" fo:font-weight="bold" style:font-weight-asian="bold" fo:color="#000000" fo:font-size="14pt" style:font-size-asian="14pt" style:font-size-complex="14pt"/>
    </style:style>
    <style:style style:name="P2" style:parent-style-name="Normal" style:family="paragraph">
      <style:paragraph-properties fo:text-align="center"/>
      <style:text-properties style:font-name="Cambria" style:font-name-complex="Menlo" fo:color="#000000" style:font-size-complex="14pt"/>
    </style:style>
    <style:style style:name="P3" style:parent-style-name="Normal" style:family="paragraph">
      <style:paragraph-properties fo:text-align="center"/>
      <style:text-properties style:font-name="Cambria" style:font-name-complex="Menlo" fo:color="#000000" style:font-size-complex="14pt"/>
    </style:style>
    <style:style style:name="P4" style:parent-style-name="Normal" style:family="paragraph">
      <style:paragraph-properties fo:text-align="center"/>
      <style:text-properties style:font-name="Cambria" style:font-name-complex="Menlo" fo:color="#000000" style:font-size-complex="14pt"/>
    </style:style>
    <style:style style:name="P5" style:parent-style-name="Normal" style:family="paragraph">
      <style:text-properties style:font-name="Cambria" style:font-name-complex="Menlo" fo:color="#000000" style:font-size-complex="14pt"/>
    </style:style>
    <style:style style:name="P6" style:parent-style-name="Normal" style:family="paragraph">
      <style:text-properties style:font-name="Cambria" style:font-name-complex="Menlo" fo:color="#000000" style:font-size-complex="14pt"/>
    </style:style>
    <style:style style:name="P7" style:parent-style-name="Normal" style:family="paragraph">
      <style:text-properties style:font-name="Cambria" style:font-name-complex="Menlo" fo:color="#000000" style:font-size-complex="14pt"/>
    </style:style>
    <style:style style:name="P8" style:parent-style-name="Normal" style:family="paragraph">
      <style:text-properties style:font-name="Cambria" style:font-name-complex="Menlo" fo:color="#000000" style:font-size-complex="14pt"/>
    </style:style>
    <style:style style:name="T9" style:parent-style-name="DefaultParagraphFont" style:family="text">
      <style:text-properties style:font-name="Cambria" style:font-name-complex="Menlo" fo:color="#000000" style:font-size-complex="14pt"/>
    </style:style>
    <style:style style:name="P10" style:parent-style-name="Normal" style:family="paragraph">
      <style:paragraph-properties fo:text-align="center"/>
      <style:text-properties style:font-name="Cambria" fo:color="#FFFFFF" fo:font-size="20pt" style:font-size-asian="20pt"/>
    </style:style>
    <style:style style:name="T11" style:parent-style-name="DefaultParagraphFont" style:family="text">
      <style:text-properties style:font-name="Cambria" style:font-name-complex="Menlo" fo:color="#000000" style:font-size-complex="14pt"/>
    </style:style>
    <style:style style:name="P12" style:parent-style-name="Normal" style:family="paragraph">
      <style:paragraph-properties fo:text-align="center"/>
      <style:text-properties style:font-name="Cambria" fo:color="#FFFFFF" fo:font-size="20pt" style:font-size-asian="20pt"/>
    </style:style>
    <style:style style:name="T13" style:parent-style-name="DefaultParagraphFont" style:family="text">
      <style:text-properties style:font-name="Cambria" style:font-name-complex="Menlo" fo:color="#000000" style:font-size-complex="14pt"/>
    </style:style>
    <style:style style:name="T14" style:parent-style-name="DefaultParagraphFont" style:family="text">
      <style:text-properties style:font-name="Cambria" style:font-name-complex="Menlo" fo:color="#000000" style:font-size-complex="14pt"/>
    </style:style>
    <style:style style:name="P15" style:parent-style-name="Normal" style:family="paragraph">
      <style:paragraph-properties fo:text-align="center"/>
      <style:text-properties style:font-name="Cambria" fo:font-size="16pt" style:font-size-asian="16pt"/>
    </style:style>
    <style:style style:name="T16" style:parent-style-name="DefaultParagraphFont" style:family="text">
      <style:text-properties style:font-name="Cambria" style:font-name-complex="Menlo" fo:color="#000000" style:font-size-complex="14pt"/>
    </style:style>
    <style:style style:name="P17" style:parent-style-name="Normal" style:family="paragraph">
      <style:paragraph-properties fo:text-align="center"/>
      <style:text-properties style:font-name="Cambria" fo:font-size="16pt" style:font-size-asian="16pt"/>
    </style:style>
    <style:style style:name="T18" style:parent-style-name="DefaultParagraphFont" style:family="text">
      <style:text-properties style:font-name="Cambria" style:font-name-complex="Menlo" fo:color="#000000" style:font-size-complex="14pt"/>
    </style:style>
    <style:style style:name="P19" style:parent-style-name="Normal" style:family="paragraph">
      <style:paragraph-properties fo:text-align="center"/>
      <style:text-properties style:font-name="Cambria" fo:font-size="16pt" style:font-size-asian="16pt"/>
    </style:style>
    <style:style style:name="P20" style:parent-style-name="Normal" style:family="paragraph">
      <style:text-properties style:font-name="Cambria" style:font-name-complex="Menlo" fo:color="#000000" style:font-size-complex="14pt"/>
    </style:style>
    <style:style style:name="P21" style:parent-style-name="Normal" style:family="paragraph">
      <style:text-properties style:font-name="Cambria" style:font-name-complex="Menlo" fo:color="#000000" style:font-size-complex="14pt"/>
    </style:style>
    <style:style style:name="P22" style:parent-style-name="Normal" style:family="paragraph">
      <style:text-properties style:font-name="Cambria" style:font-name-complex="Menlo" fo:color="#000000" style:font-size-complex="14pt"/>
    </style:style>
    <style:style style:name="P23" style:parent-style-name="Normal" style:family="paragraph">
      <style:text-properties style:font-name="Cambria" style:font-name-complex="Menlo" fo:color="#000000" style:font-size-complex="14pt"/>
    </style:style>
    <style:style style:name="P24" style:parent-style-name="Normal" style:family="paragraph">
      <style:text-properties style:font-name="Cambria" style:font-name-complex="Menlo" fo:color="#000000" style:font-size-complex="14pt"/>
    </style:style>
    <style:style style:name="P25" style:parent-style-name="Normal" style:family="paragraph">
      <style:text-properties style:font-name="Cambria" style:font-name-complex="Menlo" fo:color="#000000" style:font-size-complex="14pt"/>
    </style:style>
    <style:style style:name="P26" style:parent-style-name="Normal" style:family="paragraph">
      <style:text-properties style:font-name="Cambria" style:font-name-complex="Menlo" fo:color="#000000" style:font-size-complex="14pt"/>
    </style:style>
    <style:style style:name="P27" style:parent-style-name="Normal" style:family="paragraph">
      <style:text-properties style:font-name="Cambria" style:font-name-complex="Menlo" fo:color="#000000" style:font-size-complex="14pt"/>
    </style:style>
    <style:style style:name="P28" style:parent-style-name="Normal" style:family="paragraph">
      <style:text-properties style:font-name="Cambria" style:font-name-complex="Menlo" fo:color="#000000" style:font-size-complex="14pt"/>
    </style:style>
    <style:style style:name="P29" style:parent-style-name="Normal" style:family="paragraph">
      <style:text-properties style:font-name="Cambria" style:font-name-complex="Menlo" fo:color="#000000" style:font-size-complex="14pt"/>
    </style:style>
    <style:style style:name="P30" style:parent-style-name="Normal" style:family="paragraph">
      <style:text-properties style:font-name="Cambria" style:font-name-complex="Menlo" fo:color="#000000" style:font-size-complex="14pt"/>
    </style:style>
    <style:style style:name="P31" style:parent-style-name="Normal" style:family="paragraph">
      <style:text-properties style:font-name="Menlo" style:font-name-complex="Menlo" fo:color="#000000" fo:font-size="11pt" style:font-size-asian="11pt" style:font-size-complex="11pt"/>
    </style:style>
    <style:style style:name="P32" style:parent-style-name="Normal" style:family="paragraph">
      <style:text-properties style:font-name="Menlo" style:font-name-complex="Menlo" fo:color="#000000" fo:font-size="11pt" style:font-size-asian="11pt" style:font-size-complex="11pt"/>
    </style:style>
    <style:style style:name="P33" style:parent-style-name="Normal" style:family="paragraph">
      <style:text-properties style:font-name="Menlo" style:font-name-complex="Menlo" fo:color="#000000" fo:font-size="11pt" style:font-size-asian="11pt" style:font-size-complex="11pt"/>
    </style:style>
    <style:style style:name="P34" style:parent-style-name="Normal" style:family="paragraph">
      <style:text-properties style:font-name="Menlo" style:font-name-complex="Menlo" fo:color="#000000" fo:font-size="11pt" style:font-size-asian="11pt" style:font-size-complex="11pt"/>
    </style:style>
    <style:style style:name="P35" style:parent-style-name="Normal" style:family="paragraph">
      <style:text-properties style:font-name="Menlo" style:font-name-complex="Menlo" fo:color="#000000" fo:font-size="11pt" style:font-size-asian="11pt" style:font-size-complex="11pt"/>
    </style:style>
    <style:style style:name="P36"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3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38"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39"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4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41"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4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43"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44"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4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46"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4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48"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49"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5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51"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5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53"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54"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5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56"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5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58"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59"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6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61"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6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63"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64"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6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66"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6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68"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69"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7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71"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7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73"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74"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7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76"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7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78"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79"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8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81"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8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83"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84"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8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86"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8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88"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89"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9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91"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9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93"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94"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9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96"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9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98"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99"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10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101"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10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103"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104"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10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106"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10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108"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109"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fo:font-size="11pt" style:font-size-asian="11pt" style:font-size-complex="11pt"/>
    </style:style>
    <style:style style:name="P11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Cambria" style:font-name-complex="Menlo" fo:color="#000000"/>
    </style:style>
    <style:style style:name="P111"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Cambria" style:font-name-complex="Menlo" fo:color="#000000"/>
    </style:style>
    <style:style style:name="P11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13" style:parent-style-name="DefaultParagraphFont" style:family="text">
      <style:text-properties style:font-name="Cambria" style:font-name-complex="Menlo" fo:color="#000000"/>
    </style:style>
    <style:style style:name="T114" style:parent-style-name="DefaultParagraphFont" style:family="text">
      <style:text-properties style:font-name="Cambria" style:font-name-complex="Menlo" fo:color="#000000"/>
    </style:style>
    <style:style style:name="T115" style:parent-style-name="DefaultParagraphFont" style:family="text">
      <style:text-properties style:font-name="Cambria" style:font-name-complex="Menlo" fo:color="#000000"/>
    </style:style>
    <style:style style:family="graphic" style:name="a6"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389in solid #000000" fo:padding-top="0.05in" fo:padding-bottom="0.05in" fo:padding-left="0.1in" fo:padding-right="0.1in" fo:background-color="#00000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389in solid #000000" fo:padding-top="0.05in" fo:padding-bottom="0.05in" fo:padding-left="0.1in" fo:padding-right="0.1in" fo:background-color="#00000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wrap="run-through" style:run-through="foreground" draw:fill="none" draw:stroke="solid" svg:stroke-width="0.04167in" svg:stroke-color="#000000" draw:marker-end="a2" svg:stroke-opacity="100%" draw:stroke-linejoin="miter" svg:stroke-linecap="butt" style:horizontal-rel="paragraph" style:vertical-rel="paragraph" style:horizontal-pos="from-left" style:vertical-pos="from-top"/>
    </style:style>
    <style:style style:family="graphic" style:name="a4"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CSCI 2930 - Unix Tools Final Project</text:p>
      <text:p text:style-name="P2">Machine Learning Test Set Data Formatting for Concept Maps Lexical Analysis Feedback Mechanism in Saint Louis University Capstone</text:p>
      <text:p text:style-name="P3">Alexander D. Smith</text:p>
      <text:p text:style-name="P4">May 7, 2018</text:p>
      <text:p text:style-name="P5"/>
      <text:p text:style-name="P6">As can be seen by a rather lengthy title, this project had many applications, and was the necessary initial step to begin<text:s/>several<text:s/>other<text:s/>projects. This project was designed to format some (relatively poorly organized) data into a usable format for a sentiment analysis project for machine learning, and later for large scale data formatting for lexical analysis in summer research as an extension of the Biology Concept Maps Capstone Project.</text:p>
      <text:p text:style-name="P7"/>
      <text:p text:style-name="P8">The raw data was written by undergraduate student workers in Dr. Bray Speth’s Biology Education Research Lab, and has been kept untouched for the past three years, waiting for a machine learning algorithm, or other researchers to analyze it. This data was stored in a file, Rubric_2015.xlsx, and contained transcriptions and scoring for hundreds of concept map drawings over the course of the Fall 2015 introductory biology semester. Each component of the data can be described by the illustration below:</text:p>
      <text:p text:style-name="Normal"><text:span text:style-name="T9"><draw:frame draw:z-index="251659264" draw:id="id0" draw:style-name="a0" draw:name="Text Box 2" text:anchor-type="paragraph" svg:x="-0.05556in" svg:y="0.04722in" svg:width="1.59722in" svg:height="0.5in" style:rel-width="scale" style:rel-height="scale"><draw:text-box><text:p text:style-name="P10">Structure 1</text:p></draw:text-box><svg:title/><svg:desc/></draw:frame></text:span><text:span text:style-name="T11"><draw:frame draw:z-index="251661312" draw:id="id1" draw:style-name="a1" draw:name="Text Box 3" text:anchor-type="paragraph" svg:x="5.08333in" svg:y="0.04722in" svg:width="1.68056in" svg:height="0.5in" style:rel-width="scale" style:rel-height="scale"><draw:text-box><text:p text:style-name="P12">Structure 2</text:p></draw:text-box><svg:title/><svg:desc/></draw:frame></text:span></text:p>
      <text:p text:style-name="Normal"><text:span text:style-name="T13"><draw:connector draw:type="line" svg:x1="1.55556in" svg:y1="0.04583in" svg:x2="5.06111in" svg:y2="0.09514in" draw:z-index="251663360" draw:id="id2" draw:style-name="a3" draw:name="Straight Arrow Connector 5" text:anchor-type="paragraph"><svg:title/><svg:desc/></draw:connector></text:span><text:span text:style-name="T14"><draw:frame draw:z-index="251662336" draw:id="id3" draw:style-name="a4" draw:name="Text Box 4" text:anchor-type="paragraph" svg:x="2.45833in" svg:y="0.17672in" svg:width="1.61111in" svg:height="0.375in" style:rel-width="scale" style:rel-height="scale"><draw:text-box><text:p text:style-name="P15">Verb Clause</text:p></draw:text-box><svg:title/><svg:desc/></draw:frame></text:span></text:p>
      <text:p text:style-name="Normal"><text:span text:style-name="T16"><draw:frame draw:z-index="251665408" draw:id="id4" draw:style-name="a5" draw:name="Text Box 7" text:anchor-type="paragraph" svg:x="-0.11205in" svg:y="0.20009in" svg:width="1.61111in" svg:height="0.375in" style:rel-width="scale" style:rel-height="scale"><draw:text-box><text:p text:style-name="P17">Noun</text:p></draw:text-box><svg:title/><svg:desc/></draw:frame></text:span></text:p>
      <text:p text:style-name="Normal"><text:span text:style-name="T18"><draw:frame draw:z-index="251667456" draw:id="id5" draw:style-name="a6" draw:name="Text Box 8" text:anchor-type="paragraph" svg:x="5.14043in" svg:y="0.03031in" svg:width="1.61111in" svg:height="0.375in" style:rel-width="scale" style:rel-height="scale"><draw:text-box><text:p text:style-name="P19">Noun</text:p></draw:text-box><svg:title/><svg:desc/></draw:frame></text:span></text:p>
      <text:p text:style-name="P20"/>
      <text:p text:style-name="P21">To prepare this data for machine learning, it would have to be reformatted such that one line of a formattedreport.tsv file would contain a score for a given sentence, followed by the sentence that resulted in the score.</text:p>
      <text:p text:style-name="P22"/>
      <text:p text:style-name="P23">Initially the data had to be exported from its Excel format to a more usable format:<text:s/>Rubric.txt (a tsv file). This was the only step that was performed outside of the bash shell, using<text:s/>Excel’s file formatter. After this, the file could be converted into separate .txt files, containing each of the columns for easier manipulation of the data.</text:p>
      <text:p text:style-name="P24"/>
      <text:p text:style-name="P25">Unfortunately, between structure 1 and structure 2 in Rubric.txt, each verb clause was comma delimited in a single cell of each line of the tsv file. This meant that a complex shell script had to be written to copy structure 1 and 2, prepend structure 1 to the sentence, append structure 2 to the sentence, then ensure that the whitespace was appropriate before adding the score at the front and pasting each line into a tsv file. Finally, after all of these steps were completed, a makefile was made to make this script very easy to run in the future on all of the other transcribed rubrics from previous years (2016-2018 semesters).</text:p>
      <text:p text:style-name="P26"/>
      <text:p text:style-name="P27"/>
      <text:p text:style-name="P28"/>
      <text:p text:style-name="P29"/>
      <text:p text:style-name="P30"/>
      <text:p text:style-name="P31"/>
      <text:p text:style-name="P32"># create a single column text file for easier manipulation</text:p>
      <text:p text:style-name="P33">$ cat Rubric.txt | tr "\t" "~" | cut -d "~" -f1<text:s/>&gt; struct1.txt</text:p>
      <text:p text:style-name="P34"/>
      <text:p text:style-name="P35"># remove all unscored lines<text:s/>and<text:s/>paste into tsv file for shell script</text:p>
      <text:p text:style-name="P36">$ paste struct1.txt score1.txt struct2.txt | egrep -v '\t\t' &gt; score1.tsv</text:p>
      <text:p text:style-name="P37"/>
      <text:p text:style-name="P38"># shell script to create sentences with score at the front (one <text:s text:c="6"/># argument is the number to be placed in front of the sentence)</text:p>
      <text:p text:style-name="P39">while read line</text:p>
      <text:p text:style-name="P40">do</text:p>
      <text:p text:style-name="P41"><text:s text:c="2"/>S1=`echo "$line" | tr "\t" "~" | cut -d "~" -f1`</text:p>
      <text:p text:style-name="P42"><text:s text:c="2"/>S2=`echo "$line" | tr "\t" "~" | cut -d "~" -f3`</text:p>
      <text:p text:style-name="P43"><text:s text:c="2"/>sentence=`echo "$line" | tr "\t" "~" | cut -d "~" -f2 | sed 's/"//g'`</text:p>
      <text:p text:style-name="P44"><text:s text:c="2"/>IFS=',' read -r -a array &lt;&lt;&lt; "$sentence"</text:p>
      <text:p text:style-name="P45"><text:s text:c="2"/>for elm in "${array[@]}"</text:p>
      <text:p text:style-name="P46"><text:s text:c="2"/>do</text:p>
      <text:p text:style-name="P47"><text:s text:c="4"/>elmstripped=`echo "$elm" | sed 's/^ //g' | sed 's/ $//g'`</text:p>
      <text:p text:style-name="P48"><text:s text:c="4"/>printf "$1\t$S1 $elmstripped $S2\n"</text:p>
      <text:p text:style-name="P49"><text:s text:c="2"/>done</text:p>
      <text:p text:style-name="P50">done</text:p>
      <text:p text:style-name="P51"/>
      <text:p text:style-name="P52">#<text:s/>place score data into a finalized format</text:p>
      <text:p text:style-name="P53">$<text:s/>cat score1.tsv | bash scoreformat.sh 1 &gt; final1.tsv</text:p>
      <text:p text:style-name="P54"/>
      <text:p text:style-name="P55"># append data together into the training file for machine learning</text:p>
      <text:p text:style-name="P56">$ cat final1.tsv &gt; formattedreport.tsv</text:p>
      <text:p text:style-name="P57">$ cat final2.tsv &gt;&gt; formattedreport.tsv</text:p>
      <text:p text:style-name="P58">$ cat final3.tsv &gt;&gt; formattedreport.tsv</text:p>
      <text:p text:style-name="P59"/>
      <text:p text:style-name="P60"># a makefile contains the entire script for future use</text:p>
      <text:p text:style-name="P61">all: finalreport.tsv</text:p>
      <text:p text:style-name="P62"/>
      <text:p text:style-name="P63">struct1.txt: Rubric.txt</text:p>
      <text:p text:style-name="P64"><text:s text:c="8"/>cat Rubric.txt | tr "\t" "~" | cut -d "~" -f1 &gt; $@</text:p>
      <text:p text:style-name="P65"/>
      <text:p text:style-name="P66">struct2.txt: Rubric.txt</text:p>
      <text:p text:style-name="P67"><text:s text:c="8"/>cat Rubric.txt | tr "\t" "~" | cut -d "~" -f2 &gt; $@</text:p>
      <text:p text:style-name="P68"/>
      <text:p text:style-name="P69">score1.txt: Rubric.txt</text:p>
      <text:p text:style-name="P70"><text:s text:c="8"/>cat Rubric.txt | tr "\t" "~" | cut -d "~" -f3 &gt; $@</text:p>
      <text:p text:style-name="P71"/>
      <text:p text:style-name="P72">score2.txt: Rubric.txt</text:p>
      <text:p text:style-name="P73"><text:s text:c="8"/>cat Rubric.txt | tr "\t" "~" | cut -d "~" -f4 &gt; $@</text:p>
      <text:p text:style-name="P74"/>
      <text:p text:style-name="P75">score3.txt: Rubric.txt</text:p>
      <text:p text:style-name="P76"><text:s text:c="8"/>cat Rubric.txt | tr "\t" "~" | cut -d "~" -f5 &gt; $@</text:p>
      <text:p text:style-name="P77"/>
      <text:soft-page-break/>
      <text:p text:style-name="P78">score1.tsv: struct1.txt struct2.txt score1.txt</text:p>
      <text:p text:style-name="P79"><text:s text:c="8"/>paste struct1.txt score1.txt struct2.txt | egrep -v '\t\t' &gt; $@</text:p>
      <text:p text:style-name="P80"/>
      <text:p text:style-name="P81">score2.tsv: struct1.txt struct2.txt score2.txt</text:p>
      <text:p text:style-name="P82"><text:s text:c="8"/>paste struct1.txt score2.txt struct2.txt | egrep -v '\t\t' &gt; $@</text:p>
      <text:p text:style-name="P83"/>
      <text:p text:style-name="P84">score3.tsv: struct1.txt struct2.txt score3.txt</text:p>
      <text:p text:style-name="P85"><text:s text:c="8"/>cat score3.txt | tr '\r' ' ' &gt; temp.txt</text:p>
      <text:p text:style-name="P86"><text:s text:c="8"/>cat temp.txt &gt; score3.txt</text:p>
      <text:p text:style-name="P87"/>
      <text:p text:style-name="P88">final1.tsv: score1.tsv scoreformat.sh</text:p>
      <text:p text:style-name="P89"><text:s text:c="8"/>cat score1.tsv | bash scoreformat.sh 1 &gt; $@</text:p>
      <text:p text:style-name="P90"/>
      <text:p text:style-name="P91">final2.tsv: score2.tsv scoreformat.sh</text:p>
      <text:p text:style-name="P92"><text:s text:c="8"/>cat score2.tsv | bash scoreformat.sh 2 &gt; $@</text:p>
      <text:p text:style-name="P93"/>
      <text:p text:style-name="P94">final3.tsv: score3.tsv scoreformat.sh</text:p>
      <text:p text:style-name="P95"><text:s text:c="8"/>cat score3.tsv | bash scoreformat.sh 3 &gt; $@</text:p>
      <text:p text:style-name="P96"/>
      <text:p text:style-name="P97">finalreport.tsv: final1.tsv final2.tsv final3.tsv</text:p>
      <text:p text:style-name="P98"><text:s text:c="8"/>cat final1.tsv &gt; $@</text:p>
      <text:p text:style-name="P99"><text:s text:c="8"/>cat final2.tsv &gt;&gt; $@</text:p>
      <text:p text:style-name="P100"><text:s text:c="8"/>cat final3.tsv &gt;&gt; $@</text:p>
      <text:p text:style-name="P101"/>
      <text:p text:style-name="P102">clean:</text:p>
      <text:p text:style-name="P103"><text:s text:c="8"/>rm -f final1.tsv final2.tsv final3.tsv score1.tsv score2.tsv score3.tsv struct1.txt struct2.txt score1.txt score2.txt score3.txt temp.txt</text:p>
      <text:p text:style-name="P104"/>
      <text:p text:style-name="P105"># finally, the finalreport.tsv from the makefile was compared to <text:s text:c="5"/># formattedreport.tsv from the original testing period to ensure the <text:s/># makefile worked appropriately</text:p>
      <text:p text:style-name="P106"/>
      <text:p text:style-name="P107">$ diff<text:s/>formattedreport.tsv finalreport.tsv</text:p>
      <text:p text:style-name="P108"># (no output)</text:p>
      <text:p text:style-name="P109"/>
      <text:p text:style-name="P110">formattedreport.tsv will be used in my machine learning project to train a negative – neutral – positive sentiment analysis algorithm<text:s/>to warn users that are making Concept Maps to consider revising areas that would likely lead to a low score on the assignment.<text:s/>This project was a success, and will be used in the future to format other files for other analysis projects.</text:p>
      <text:p text:style-name="P111"/>
      <text:p text:style-name="P112"><text:span text:style-name="T113">For detailed code, please view my github repository:<text:s/></text:span><text:span text:style-name="T114">github.com/alexand</text:span><text:span text:style-name="T115">erdsmith/ml-cm-preprocess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enlo" svg:font-family="Menlo" style:font-family-generic="modern" style:font-pitch="fixed" svg:panose-1="2 11 6 9 3 8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 svg:viewBox="0 0 20 30" svg:d="m10 0-10 30h20z"/>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Smith</meta:initial-creator>
    <dc:creator>Alexander Smith</dc:creator>
    <meta:creation-date>2018-05-07T05:37:00Z</meta:creation-date>
    <dc:date>2018-05-07T05:37:00Z</dc:date>
    <meta:template xlink:href="Normal.dotm" xlink:type="simple"/>
    <meta:editing-cycles>2</meta:editing-cycles>
    <meta:editing-duration>PT0S</meta:editing-duration>
    <meta:document-statistic meta:page-count="3" meta:paragraph-count="11" meta:word-count="830" meta:character-count="5553" meta:row-count="39" meta:non-whitespace-character-count="4734"/>
  </office:meta>
</office:document-meta>
</file>